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b 14: Graphs</text:h>
      <text:p text:style-name="Text_20_body">You should modify the WeightedGraph class so it has the following:</text:p>
      <text:p text:style-name="Text_20_body"/>
      <text:p text:style-name="Text_20_body">public ArrayList&lt;String&gt; depthFirstTraversal() {</text:p>
      <text:p text:style-name="Text_20_body"><text:tab/>//Return an ArrayList&lt;String&gt; containing the result of a depth-first traversal</text:p>
      <text:p text:style-name="Text_20_body">}</text:p>
      <text:p text:style-name="Text_20_body">public ArrayList&lt;String&gt; breadthFirstTraversal() {</text:p>
      <text:p text:style-name="Text_20_body"><text:tab/>//Return an ArrayList&lt;String&gt; containing the result of a breadth-first traversal</text:p>
      <text:p text:style-name="Text_20_body">}</text:p>
      <text:p text:style-name="Text_20_body">public boolean hasPath(String vertex1,String vertex2) {</text:p>
      <text:p text:style-name="Text_20_body"><text:tab/>//returns whether there is a path between vertex1 and vertex 2</text:p>
      <text:p text:style-name="Text_20_body"><text:tab/>//(HINT: use shortestPath.)</text:p>
      <text:p text:style-name="Text_20_body">}</text:p>
      <text:p text:style-name="Text_20_body"/>
      <text:p text:style-name="Text_20_body">Test it thoroughly by creating some interesting graphs like the two sample graphs included her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ynn Ziegler</meta:initial-creator>
    <meta:creation-date>2011-04-11T15:37:32</meta:creation-date>
    <dc:date>2011-04-12T07:44:46</dc:date>
    <dc:creator>Lynn Ziegler</dc:creator>
    <meta:editing-duration>PT00H05M11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13" meta:word-count="80" meta:character-count="583"/>
  </office:meta>
</office:document-meta>
</file>